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styles.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pitch="variable" style:font-charset="x-symbol"/>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Heading">
      <style:paragraph-properties fo:text-align="justify" style:justify-single-word="false"/>
      <style:text-properties officeooo:rsid="00029f5d" officeooo:paragraph-rsid="00029f5d"/>
    </style:style>
    <style:style style:name="P2" style:family="paragraph" style:parent-style-name="Heading">
      <style:paragraph-properties fo:text-align="justify" style:justify-single-word="false"/>
      <style:text-properties officeooo:rsid="00034089" officeooo:paragraph-rsid="00034089"/>
    </style:style>
    <style:style style:name="P3" style:family="paragraph" style:parent-style-name="Heading">
      <style:paragraph-properties fo:text-align="justify" style:justify-single-word="false"/>
      <style:text-properties officeooo:rsid="00054492" officeooo:paragraph-rsid="00054492"/>
    </style:style>
    <style:style style:name="P4" style:family="paragraph" style:parent-style-name="Heading">
      <style:paragraph-properties fo:text-align="justify" style:justify-single-word="false"/>
      <style:text-properties officeooo:rsid="00055f1d" officeooo:paragraph-rsid="00055f1d"/>
    </style:style>
    <style:style style:name="P5" style:family="paragraph" style:parent-style-name="Heading">
      <style:text-properties officeooo:rsid="000678be" officeooo:paragraph-rsid="000678be"/>
    </style:style>
    <style:style style:name="P6" style:family="paragraph" style:parent-style-name="Heading">
      <style:paragraph-properties fo:text-align="justify" style:justify-single-word="false"/>
      <style:text-properties officeooo:rsid="000678be" officeooo:paragraph-rsid="000678be"/>
    </style:style>
    <style:style style:name="P7" style:family="paragraph" style:parent-style-name="Heading">
      <style:text-properties officeooo:rsid="00080962" officeooo:paragraph-rsid="00080962"/>
    </style:style>
    <style:style style:name="P8" style:family="paragraph" style:parent-style-name="Heading_20_2">
      <style:paragraph-properties fo:text-align="justify" style:justify-single-word="false"/>
      <style:text-properties style:font-name="FreeSerif" officeooo:rsid="00029f5d" officeooo:paragraph-rsid="00029f5d"/>
    </style:style>
    <style:style style:name="P9" style:family="paragraph" style:parent-style-name="Heading_20_3">
      <style:paragraph-properties fo:text-align="justify" style:justify-single-word="false"/>
      <style:text-properties officeooo:rsid="00034089" officeooo:paragraph-rsid="00034089"/>
    </style:style>
    <style:style style:name="P10" style:family="paragraph" style:parent-style-name="Heading_20_3">
      <style:paragraph-properties fo:text-align="justify" style:justify-single-word="false"/>
      <style:text-properties officeooo:rsid="00054492" officeooo:paragraph-rsid="00054492"/>
    </style:style>
    <style:style style:name="P11" style:family="paragraph" style:parent-style-name="Heading_20_3">
      <style:text-properties officeooo:rsid="000678be" officeooo:paragraph-rsid="000678be"/>
    </style:style>
    <style:style style:name="P12" style:family="paragraph" style:parent-style-name="Heading_20_3">
      <style:text-properties officeooo:rsid="00080962" officeooo:paragraph-rsid="00080962"/>
    </style:style>
    <style:style style:name="P13" style:family="paragraph" style:parent-style-name="Heading_20_3">
      <style:text-properties officeooo:rsid="0008aa36" officeooo:paragraph-rsid="0008aa36"/>
    </style:style>
    <style:style style:name="P14" style:family="paragraph" style:parent-style-name="Text_20_body">
      <style:paragraph-properties fo:text-align="justify" style:justify-single-word="false"/>
      <style:text-properties officeooo:rsid="00029f5d" officeooo:paragraph-rsid="00029f5d"/>
    </style:style>
    <style:style style:name="P15" style:family="paragraph" style:parent-style-name="Text_20_body">
      <style:paragraph-properties fo:text-align="justify" style:justify-single-word="false"/>
      <style:text-properties style:font-name="FreeSerif" officeooo:rsid="00029f5d" officeooo:paragraph-rsid="00029f5d"/>
    </style:style>
    <style:style style:name="P16" style:family="paragraph" style:parent-style-name="Text_20_body">
      <style:paragraph-properties fo:text-align="justify" style:justify-single-word="false"/>
      <style:text-properties style:text-underline-style="solid" style:text-underline-width="auto" style:text-underline-color="font-color" officeooo:rsid="00034089" officeooo:paragraph-rsid="00034089"/>
    </style:style>
    <style:style style:name="P17" style:family="paragraph" style:parent-style-name="Text_20_body">
      <style:paragraph-properties fo:text-align="justify" style:justify-single-word="false"/>
      <style:text-properties style:text-underline-style="solid" style:text-underline-width="auto" style:text-underline-color="font-color" officeooo:rsid="00035e81" officeooo:paragraph-rsid="00035e81"/>
    </style:style>
    <style:style style:name="P18" style:family="paragraph" style:parent-style-name="Text_20_body">
      <style:paragraph-properties fo:text-align="justify" style:justify-single-word="false"/>
      <style:text-properties style:text-underline-style="solid" style:text-underline-width="auto" style:text-underline-color="font-color" officeooo:rsid="000678be" officeooo:paragraph-rsid="000678be"/>
    </style:style>
    <style:style style:name="P19" style:family="paragraph" style:parent-style-name="Text_20_body">
      <style:text-properties style:text-underline-style="solid" style:text-underline-width="auto" style:text-underline-color="font-color" officeooo:rsid="000678be" officeooo:paragraph-rsid="000678be"/>
    </style:style>
    <style:style style:name="P20" style:family="paragraph" style:parent-style-name="Text_20_body">
      <style:text-properties style:text-underline-style="solid" style:text-underline-width="auto" style:text-underline-color="font-color" officeooo:rsid="00080962" officeooo:paragraph-rsid="00080962"/>
    </style:style>
    <style:style style:name="P21" style:family="paragraph" style:parent-style-name="Text_20_body">
      <style:text-properties style:text-underline-style="solid" style:text-underline-width="auto" style:text-underline-color="font-color" officeooo:rsid="0008aa36" officeooo:paragraph-rsid="0008aa36"/>
    </style:style>
    <style:style style:name="P22" style:family="paragraph" style:parent-style-name="Text_20_body">
      <style:text-properties style:text-underline-style="solid" style:text-underline-width="auto" style:text-underline-color="font-color" officeooo:rsid="000a1f68" officeooo:paragraph-rsid="000a1f68"/>
    </style:style>
    <style:style style:name="P23" style:family="paragraph" style:parent-style-name="Text_20_body">
      <style:paragraph-properties fo:text-align="justify" style:justify-single-word="false"/>
      <style:text-properties officeooo:rsid="00034089" officeooo:paragraph-rsid="00034089"/>
    </style:style>
    <style:style style:name="P24" style:family="paragraph" style:parent-style-name="Text_20_body">
      <style:paragraph-properties fo:text-align="justify" style:justify-single-word="false"/>
      <style:text-properties officeooo:paragraph-rsid="00034089"/>
    </style:style>
    <style:style style:name="P25" style:family="paragraph" style:parent-style-name="Text_20_body">
      <style:paragraph-properties fo:text-align="justify" style:justify-single-word="false"/>
      <style:text-properties officeooo:paragraph-rsid="00055f1d"/>
    </style:style>
    <style:style style:name="P26" style:family="paragraph" style:parent-style-name="Text_20_body">
      <style:paragraph-properties fo:text-align="justify" style:justify-single-word="false"/>
      <style:text-properties style:text-underline-style="none" officeooo:rsid="00035e81" officeooo:paragraph-rsid="00035e81"/>
    </style:style>
    <style:style style:name="P27" style:family="paragraph" style:parent-style-name="Text_20_body">
      <style:paragraph-properties fo:text-align="justify" style:justify-single-word="false"/>
      <style:text-properties style:text-underline-style="none" officeooo:rsid="000678be" officeooo:paragraph-rsid="000678be"/>
    </style:style>
    <style:style style:name="P28" style:family="paragraph" style:parent-style-name="Text_20_body">
      <style:text-properties style:text-underline-style="none" officeooo:rsid="000678be" officeooo:paragraph-rsid="000678be"/>
    </style:style>
    <style:style style:name="P29" style:family="paragraph" style:parent-style-name="Text_20_body">
      <style:text-properties style:text-underline-style="none" officeooo:rsid="00080962" officeooo:paragraph-rsid="00080962"/>
    </style:style>
    <style:style style:name="P30" style:family="paragraph" style:parent-style-name="Text_20_body">
      <style:paragraph-properties fo:text-align="justify" style:justify-single-word="false"/>
      <style:text-properties officeooo:rsid="00054492" officeooo:paragraph-rsid="00054492"/>
    </style:style>
    <style:style style:name="P31" style:family="paragraph" style:parent-style-name="Text_20_body">
      <style:paragraph-properties fo:text-align="justify" style:justify-single-word="false"/>
      <style:text-properties officeooo:rsid="00054492" officeooo:paragraph-rsid="00055f1d"/>
    </style:style>
    <style:style style:name="P32" style:family="paragraph" style:parent-style-name="Text_20_body">
      <style:paragraph-properties fo:text-align="justify" style:justify-single-word="false"/>
      <style:text-properties officeooo:rsid="00055f1d" officeooo:paragraph-rsid="00055f1d"/>
    </style:style>
    <style:style style:name="P33" style:family="paragraph" style:parent-style-name="Text_20_body">
      <style:text-properties officeooo:rsid="000678be" officeooo:paragraph-rsid="000678be"/>
    </style:style>
    <style:style style:name="P34" style:family="paragraph" style:parent-style-name="Text_20_body">
      <style:paragraph-properties fo:text-align="justify" style:justify-single-word="false"/>
      <style:text-properties officeooo:rsid="000678be" officeooo:paragraph-rsid="000678be"/>
    </style:style>
    <style:style style:name="P35" style:family="paragraph" style:parent-style-name="Text_20_body">
      <style:text-properties officeooo:rsid="00080962" officeooo:paragraph-rsid="00080962"/>
    </style:style>
    <style:style style:name="P36" style:family="paragraph" style:parent-style-name="Text_20_body">
      <style:text-properties officeooo:paragraph-rsid="00080962"/>
    </style:style>
    <style:style style:name="P37" style:family="paragraph" style:parent-style-name="Text_20_body">
      <style:text-properties officeooo:rsid="0008aa36" officeooo:paragraph-rsid="0008aa36"/>
    </style:style>
    <style:style style:name="P38" style:family="paragraph" style:parent-style-name="Text_20_body">
      <style:text-properties officeooo:paragraph-rsid="0008aa36"/>
    </style:style>
    <style:style style:name="P39" style:family="paragraph" style:parent-style-name="Text_20_body">
      <style:text-properties officeooo:rsid="000a1f68" officeooo:paragraph-rsid="000a1f68"/>
    </style:style>
    <style:style style:name="P40" style:family="paragraph" style:parent-style-name="Title">
      <style:paragraph-properties fo:text-align="center" style:justify-single-word="false"/>
      <style:text-properties style:font-name="FreeSerif" officeooo:rsid="00029f5d" officeooo:paragraph-rsid="00029f5d"/>
    </style:style>
    <style:style style:name="T1" style:family="text">
      <style:text-properties officeooo:rsid="00034089"/>
    </style:style>
    <style:style style:name="T2" style:family="text">
      <style:text-properties style:text-position="sub 58%" officeooo:rsid="00034089"/>
    </style:style>
    <style:style style:name="T3" style:family="text">
      <style:text-properties style:text-position="0% 100%"/>
    </style:style>
    <style:style style:name="T4" style:family="text">
      <style:text-properties style:text-position="0% 100%" fo:font-style="normal" style:font-style-asian="normal" style:font-style-complex="normal"/>
    </style:style>
    <style:style style:name="T5" style:family="text">
      <style:text-properties style:text-position="0% 100%" fo:font-style="normal" officeooo:rsid="00034089" style:font-style-asian="normal" style:font-style-complex="normal"/>
    </style:style>
    <style:style style:name="T6" style:family="text">
      <style:text-properties style:text-position="0% 100%" fo:font-style="normal" style:text-underline-style="none" style:font-style-asian="normal" style:font-style-complex="normal"/>
    </style:style>
    <style:style style:name="T7" style:family="text">
      <style:text-properties style:text-underline-style="none"/>
    </style:style>
    <style:style style:name="T8" style:family="text">
      <style:text-properties style:text-underline-style="none" officeooo:rsid="000a417e"/>
    </style:style>
    <style:style style:name="T9" style:family="text">
      <style:text-properties fo:language="es" fo:country="ES"/>
    </style:style>
    <style:style style:name="T10" style:family="text">
      <style:text-properties fo:language="es" fo:country="ES" officeooo:rsid="00034089"/>
    </style:style>
    <style:style style:name="T11" style:family="text">
      <style:text-properties officeooo:rsid="00035e81"/>
    </style:style>
    <style:style style:name="T12" style:family="text">
      <style:text-properties officeooo:rsid="00055f1d"/>
    </style:style>
    <style:style style:name="T13" style:family="text">
      <style:text-properties style:text-position="super 58%"/>
    </style:style>
    <style:style style:name="T14" style:family="text">
      <style:text-properties officeooo:rsid="00080962"/>
    </style:style>
    <style:style style:name="T15" style:family="text">
      <style:text-properties officeooo:rsid="0008aa36"/>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Práctica 1: Introducción a Lisp</text:p>
      <text:p text:style-name="P15"/>
      <text:h text:style-name="P8" text:outline-level="2">Ejercicio 1:</text:h>
      <text:p text:style-name="P1">Apartado a)</text:p>
      <text:p text:style-name="P14">Este apartado consiste en inplementar el método de Newton-Raphson para encontrar ceros en una función, proporcionando la función, su derivada y un valor inicial. Su funcionamiento es básicamente el uso de la fórmula:</text:p>
      <text:p text:style-name="P14"><text:tab/><text:tab/><text:tab/><text:tab/><text:tab/><draw:frame draw:style-name="fr1" draw:name="Object1" text:anchor-type="as-char" svg:y="0.325cm" svg:width="3.309cm" svg:height="1.139cm" draw:z-index="0"><draw:object xlink:href="./Object 1" xlink:type="simple" xlink:show="embed" xlink:actuate="onLoad"/><draw:image xlink:href="./ObjectReplacements/Object 1" xlink:type="simple" xlink:show="embed" xlink:actuate="onLoad"/></draw:frame></text:p>
      <text:p text:style-name="P14"/>
      <text:p text:style-name="P14">Esta se aplica de forma recursiva hasta que el valor de <text:span text:style-name="T1">x</text:span><text:span text:style-name="T2">n+1 </text:span><text:span text:style-name="T5">sea los suficiente cercano a cero según una determinada tolerancia que se puede introducir en la función como argumento opcional. Además, dado que el método dependiendo del valor inicial que se elija puede no converger, ha de pasarse un número máximo de iteraciones sobre el algoritmo de forma que no se quede haciendo recursión indefinidamente.</text:span></text:p>
      <text:p text:style-name="P16"><text:span text:style-name="T4">Tests:</text:span></text:p>
      <text:p text:style-name="P16"><text:span text:style-name="T6"/></text:p>
      <text:p text:style-name="P16"><text:span text:style-name="T6"/></text:p>
      <text:p text:style-name="P2">Apartado b)</text:p>
      <text:p text:style-name="P24"><text:span text:style-name="T1">Puesto que dependiendo del valor inicial elegido se pueden encontrar distintos ceros, o ninguno si la función no los tiene o el método diverge, se pide crear una función que dada una lista de puntos iniciales devuelva otra con los ceros encontrados aplicando el algoritmo de Newton-Raphson sobre cada uno de ellos.</text:span><text:span text:style-name="T10"> </text:span></text:p>
      <text:p text:style-name="P16"><text:span text:style-name="T10">T</text:span><text:span text:style-name="T9">ests:</text:span></text:p>
      <text:p text:style-name="P24"><text:span text:style-name="T10"/></text:p>
      <text:h text:style-name="P9" text:outline-level="3">Ejercicio 2:</text:h>
      <text:p text:style-name="P2">Apartado a)</text:p>
      <text:p text:style-name="P23">Este apartado consiste en realizar una lista que contenga las combinaciones de un elemento dado con todos los elementos de otra lista.</text:p>
      <text:p text:style-name="P16">Tests:</text:p>
      <text:p text:style-name="P16"><text:soft-page-break/><text:span text:style-name="T7">(equal (combine-elt-lst 1 '(1 2 3 4)) '((1 1) (1 2) (1 3) (1 4))) ;; Test simple</text:span></text:p>
      <text:p text:style-name="P16"><text:span text:style-name="T7">(equal (combine-elt-lst 1 NIL) NIL) ;; Test con lista vacía</text:span></text:p>
      <text:p text:style-name="P16"><text:span text:style-name="T7">(equal (combine-elt-lst '(1 2) '(5 6 7)) '(((1 2) 5) ((1 2) 6) ((1 2) 7))) ;; Test con lista como elemento</text:span></text:p>
      <text:p text:style-name="P16"><text:span text:style-name="T7">(equal (combine-elt-lst NIL '(2 3 4)) '((NIL 2) (NIL 3) (NIL 4))) ;; Test con NIL como elemento</text:span></text:p>
      <text:p text:style-name="P16"><text:span text:style-name="T7"/></text:p>
      <text:p text:style-name="P2">Apartado b)</text:p>
      <text:p text:style-name="P23">A continuación se pide realizar una función que realice el producto cartesiano de dos listas, esto es, combinar todos los elementos de una lista, con todos los elementos de la otra. <text:span text:style-name="T11">Para ello solo hace falta llamar a la función anterior con cada elemento de la primera lista y la segunda lista.</text:span></text:p>
      <text:p text:style-name="P17">Tests:</text:p>
      <text:p text:style-name="P26">(equal (combine-lst-lst '(1 2) '(a b c)) '((1 a) (1 b) (1 c) (2 a) (2 b) (2 c)));; Test simple</text:p>
      <text:p text:style-name="P26">(null (combine-lst-lst '(1 2) NIL)) ;; Test segunda lista vacía</text:p>
      <text:p text:style-name="P26">(null (combine-lst-lst NIL '(a b c))) ;; Test primera lista vacía</text:p>
      <text:p text:style-name="P26">(equal (combine-lst-lst NIL NIL) NIL) ;; Test ambas listas vacías</text:p>
      <text:p text:style-name="P26"/>
      <text:p text:style-name="P3">Apartado c)</text:p>
      <text:p text:style-name="P30">En el último apartado se pide implementar una función que realice el producto cartesiano de un conjunto de listas que se pasan en una lista como argumento de la función. *******Añadir explicación*******</text:p>
      <text:p text:style-name="P18">Tests:</text:p>
      <text:p text:style-name="P27">(equal (combine-list-of-lsts '((1 2) (3 4) (5 6))) </text:p>
      <text:p text:style-name="P27"><text:tab/>'((1 3 5) (1 3 6) (1 4 5) (1 4 6) (2 3 5) (2 3 6) (2 4 5) (2 4 6)))</text:p>
      <text:p text:style-name="P27"/>
      <text:p text:style-name="P27">(equal (combine-list-of-lsts '((1 2) (a b) ("hola" "cosa")))</text:p>
      <text:p text:style-name="P27"><text:tab/>'((1 a "hola") (1 a "cosa") (1 b "hola") (1 b "cosa") </text:p>
      <text:p text:style-name="P27"><text:tab/>(2 a "hola") (2 a "cosa") (2 b "hola") (2 b "cosa"))) ;; Test simple</text:p>
      <text:p text:style-name="P27">(null (combine-list-of-lsts '(NIL '(1 2) '(a b)))) ;; Test con primer argumento NIL</text:p>
      <text:p text:style-name="P27">(null (combine-list-of-lsts '(NIL '(1 2) NIL))) ;; Test varios argumentos NIL</text:p>
      <text:p text:style-name="P27">(null (combine-list-of-lsts '(NIL NIL NIL NIL))) ;; Test con todos argumentos NIL</text:p>
      <text:p text:style-name="P30"/>
      <text:h text:style-name="P10" text:outline-level="3"><text:soft-page-break/>Ejercicio 3:</text:h>
      <text:p text:style-name="P3">Apartado <text:s/>a)</text:p>
      <text:p text:style-name="P30">En primer lugar tenemos que programar una función que <text:span text:style-name="T12">calcules el producto escalar de dos vectores. Para ello tiene que ir multiplicando coordenada a cordenada ambos vectores y después sumar los productos. La fórmula que realiza esta operación es:</text:span></text:p>
      <text:p text:style-name="P31"><text:tab/><text:tab/><text:tab/><text:tab/><text:tab/></text:p>
      <text:p text:style-name="P31"><text:tab/><text:tab/><text:tab/><text:tab/><text:tab/><text:tab/><draw:frame draw:style-name="fr1" draw:name="Object2" text:anchor-type="as-char" svg:y="-0.711cm" svg:width="2.231cm" svg:height="1.136cm" draw:z-index="1"><draw:object xlink:href="./Object 2" xlink:type="simple" xlink:show="embed" xlink:actuate="onLoad"/><draw:image xlink:href="./ObjectReplacements/Object 2" xlink:type="simple" xlink:show="embed" xlink:actuate="onLoad"/></draw:frame></text:p>
      <text:p text:style-name="P31"/>
      <text:p text:style-name="P32">Donde D es la dimensión del vector y x<text:span text:style-name="T13">T</text:span><text:span text:style-name="T3"> simboliza el vector traspuesto de x.</text:span></text:p>
      <text:p text:style-name="P18"><text:span text:style-name="T3">Tests:</text:span></text:p>
      <text:p text:style-name="P32"><text:span text:style-name="T3">(= (scalar-product '(1 2 3 4) '(1 1 2 1)) 13) ;; Test simple</text:span></text:p>
      <text:p text:style-name="P32"><text:span text:style-name="T3">(= (scalar-product '(1 2 3) '(0 0 0)) 0);; Test con vector 0</text:span></text:p>
      <text:p text:style-name="P4">Apartado b)</text:p>
      <text:p text:style-name="P25">La siguiente función tendrá que calcular la norma eulídea de un vector, que se calcula haciendo la raíz cuadrada de la suma de los cuadrados de las coordenadas del vector x, que viene dado por la fórmula:</text:p>
      <text:p text:style-name="P25"/>
      <text:p text:style-name="P32"><text:tab/><text:tab/><text:tab/><text:tab/><text:tab/><text:tab/><draw:frame draw:style-name="fr1" draw:name="Object3" text:anchor-type="as-char" svg:y="-0.796cm" svg:width="2.422cm" svg:height="1.222cm" draw:z-index="2"><draw:object xlink:href="./Object 3" xlink:type="simple" xlink:show="embed" xlink:actuate="onLoad"/><draw:image xlink:href="./ObjectReplacements/Object 3" xlink:type="simple" xlink:show="embed" xlink:actuate="onLoad"/></draw:frame></text:p>
      <text:p text:style-name="P32"/>
      <text:p text:style-name="P32">Otra forma de calcularlo utilizando la función anterior es haciendo la raíz cuadrada del producto escalar de x consigo mismo, pero creemos que de esta forma es menos eficiente porque se tendría que recorrer el vector x dos veces por tratarlo como listas distintas la aplicar la función mapcar.</text:p>
      <text:p text:style-name="P18">Tests:</text:p>
      <text:p text:style-name="P27">(= (euclidean-norm '(-1 2 -5)) (sqrt 30)) ;; Test Simple</text:p>
      <text:p text:style-name="P27">(= (euclidean-norm '(0 0 0)) (sqrt 0)) ;; Test con vector 0</text:p>
      <text:p text:style-name="P6">Apartado c)</text:p>
      <text:p text:style-name="P34">Por último se pide implementar la distancia euclídea entre dos vectores, que no es más que la norma euclídea del vector diferencia de estos. Para ello, solo es necesario llamar a la función anterior con la resta de ambos vectores.</text:p>
      <text:p text:style-name="P18">Tests:</text:p>
      <text:p text:style-name="P27">(= (euclidean-distance '(1 2 3) '(2 4 -8)) (sqrt 126)) ;; Test Simple </text:p>
      <text:p text:style-name="P27"><text:soft-page-break/>(= (euclidean-distance '(1 1 1) '(1 1 1)) 0) ;; Test con vectores iguales</text:p>
      <text:p text:style-name="P27">(= (euclidean-distance '(1 1 1) '(0 0 0)) (sqrt 3)) ;; Test con vector 0</text:p>
      <text:p text:style-name="P34"/>
      <text:h text:style-name="P11" text:outline-level="3">Ejercicio 4:</text:h>
      <text:p text:style-name="P5">Apartado a)</text:p>
      <text:p text:style-name="P33">En este primer apartado hemos programado una función que calcula la similitud coseno entre dos vectores, que viene definida por el coseno del ángulo que forman estos:</text:p>
      <text:p text:style-name="P33"/>
      <text:p text:style-name="P33"><text:tab/><text:tab/><text:tab/><text:tab/><draw:frame draw:style-name="fr1" draw:name="Object4" text:anchor-type="as-char" svg:y="-0.676cm" svg:width="5.719cm" svg:height="1.078cm" draw:z-index="3"><draw:object xlink:href="./Object 4" xlink:type="simple" xlink:show="embed" xlink:actuate="onLoad"/><draw:image xlink:href="./ObjectReplacements/Object 4" xlink:type="simple" xlink:show="embed" xlink:actuate="onLoad"/></draw:frame></text:p>
      <text:p text:style-name="P33"/>
      <text:p text:style-name="P33">Por su definición, esta solo tomará valores en el intervalo [-1, 1], siendo 1 si los vectores son proporcionales o -1 si son proporcionales al inverso.</text:p>
      <text:p text:style-name="P19">Tests:</text:p>
      <text:p text:style-name="P28">(&lt; (abs (- (cosine-similarity '(1 2 3) '(1 2 3)) 1)) 1.0L-6) ;; Test vectores iguales</text:p>
      <text:p text:style-name="P28">(&lt; (abs (- (cosine-similarity '(1 2 3) '(-4.5 7 0)) 0.3051052626)) 1.0L-6) ;; Test simple</text:p>
      <text:p text:style-name="P28">(null (cosine-similarity '(0 0 0) '(1 2 3))) ;; Test con vector 0</text:p>
      <text:p text:style-name="P7">Apartado b)</text:p>
      <text:p text:style-name="P35">A continuación implementamos la función distancia angular entre dos vectores, que utiliza la función anterior y calcula el ańgulo que forman los vectores y los divide después por pi:</text:p>
      <text:p text:style-name="P35"/>
      <text:p text:style-name="P35"><text:tab/><text:tab/><draw:frame draw:style-name="fr1" draw:name="Object5" text:anchor-type="as-char" svg:y="-0.66cm" svg:width="9.761cm" svg:height="0.817cm" draw:z-index="4"><draw:object xlink:href="./Object 5" xlink:type="simple" xlink:show="embed" xlink:actuate="onLoad"/><draw:image xlink:href="./ObjectReplacements/Object 5" xlink:type="simple" xlink:show="embed" xlink:actuate="onLoad"/></draw:frame></text:p>
      <text:p text:style-name="P35"/>
      <text:p text:style-name="P35">Por su definición, esta distancia estará en el intervalo [0, 1], siendo 0 si los vectores son proporcionales y 1 si son proporcionales al inverso.</text:p>
      <text:p text:style-name="P20">Tests:</text:p>
      <text:p text:style-name="P29">(&lt; (abs (- (angular-distance '(1 2 3) '(1 2 3)) 0)) 1.0L-3) ;; Test vectores iguales</text:p>
      <text:p text:style-name="P29">(&lt; (abs (- (angular-distance '(1 2 3) '(-4.5 7 0)) 0.4013083507)) 1.0L-3) ;; Test simple</text:p>
      <text:p text:style-name="P29">(null (angular-distance '(0 0 0) '(1 2 3))) ;; Test con vector 0</text:p>
      <text:h text:style-name="P12" text:outline-level="3"><text:soft-page-break/>Ejercicio 5:</text:h>
      <text:p text:style-name="P36"><text:span text:style-name="T14">En este ejercicio se pide implementar una función muy simplificada de un algoritmo que sirve para categorizar textos en función de la frecuencia de las distintas palabras que aparecen en <text:s/>el texto. En este caso se utilizarán vectores cuyas coordenadas representarán las frecuencias de cada palabra en el texto, y se compararán con las frecuencias que suele tener cada tipo de texto. De esta forma, la categoría cuyo vetor sea “más parecido” al vector del texto que estamos testeando, se considerará que es la de este. Para determinar el “parecido” de los vectores se podrá utilizar cualquier función de similitud pasada como argumento. La funcion por tanto calculará la similitud del vector test al resto de vectores, se quedará con aquellos que superen un umbral que se podrá introducir de forma opcional y los mostrará ordenados de mayor a menor similitud.</text:span></text:p>
      <text:p text:style-name="P21">Tests:</text:p>
      <text:p text:style-name="P21"/>
      <text:h text:style-name="P13" text:outline-level="3">Ejercicio 7:</text:h>
      <text:p text:style-name="P38"><text:span text:style-name="T15">A continuación se propone un ejercicio que consiste en programar una función que determine si un determinado átomo se puede determinar a partir de una serie de reglas y hechos. Dichas reglas son de la forma:</text:span></text:p>
      <text:p text:style-name="P37"><text:tab/><text:tab/><text:tab/><text:tab/><text:tab/><draw:frame draw:style-name="fr1" draw:name="Object6" text:anchor-type="as-char" svg:y="-0.386cm" svg:width="2.895cm" svg:height="0.508cm" draw:z-index="5"><draw:object xlink:href="./Object 6" xlink:type="simple" xlink:show="embed" xlink:actuate="onLoad"/><draw:image xlink:href="./ObjectReplacements/Object 6" xlink:type="simple" xlink:show="embed" xlink:actuate="onLoad"/></draw:frame></text:p>
      <text:p text:style-name="P39">Donde A, B, C y D son átomos. En Lisp, las reglas son representadas como una lista cuyo primer elemento es una lista con los requisitos y el segundo el átomo que implican, en nuestro ejemplo sería ((A B C) D). De la misma forma, el hecho A se representará como una implicación que no tiene requisitos, es decir, (NIL A).</text:p>
      <text:p text:style-name="P39">Esta función se implementa de forma recursiva de forma que para cada átomo que se quiere inferir, en primer lugar se busca alguna regla o hecho que permita inferirlo. Si se encuentra un hehco, ya hemos terminado y si se encuentra una regla, se llamará de nuevo a la función para intentar inferir los requisitos para inferir el objetivo, añadiendo el objetivo actual a una lista de objetivos pendientes. La función devolverá verdadero si consigue inferir el átomo objetivo, o falso si no. La lista de objetivos pendientes se utiliza para evitar entrar en bucles e intentar inferir un átomo que ya se está intentando inferir en llamadas previas a la función. Para evitar que al llamar a esta función haya que introducir como argumento esta lista ya que no es parte de la información del ejercicio si no una herramienta para realizarlo, dentro de la función solo se llamará a una función auxiliar con esta lista que será la que realice todo el proceso.</text:p>
      <text:p text:style-name="P22">Tests:</text:p>
      <text:p text:style-name="P22"><text:span text:style-name="T7">(backward-chaining 'Q '((NIL A) (NIL B) ((P) Q) ((L M) P) ((B L) M) ((A P) L) ((A B) L))) ;; Test que s</text:span><text:span text:style-name="T8">í</text:span><text:span text:style-name="T7"> encuentra</text:span></text:p>
      <text:p text:style-name="P22"><text:span text:style-name="T7">(not (backward-chaining 1 '((NIL 3) (NIL 5) ((2 3) 4) ((5 6) 2) ((3 7) 6) (NIL 8)))) ;; Test que no encuentra</text:span></text:p>
      <text:p text:style-name="P22"><text:span text:style-name="T7">(not (backward-chaining 'Q NIL)) ;; Test con nil como lista</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pitch="variable" style:font-charset="x-symbol"/>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reeSerif" fo:font-size="12pt" fo:language="en" fo:country="GB"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6T19:35:08.978867964</meta:creation-date>
    <dc:date>2020-02-26T21:17:09.864336414</dc:date>
    <meta:editing-duration>PT16M19S</meta:editing-duration>
    <meta:editing-cycles>3</meta:editing-cycles>
    <meta:generator>LibreOffice/6.3.3.2.0$Linux_X86_64 LibreOffice_project/30$Build-2</meta:generator>
    <meta:document-statistic meta:table-count="0" meta:image-count="0" meta:object-count="6" meta:page-count="5" meta:paragraph-count="87" meta:word-count="1457" meta:character-count="8293" meta:non-whitespace-character-count="6874"/>
  </office:meta>
</office:document-meta>
</file>

<file path=Object 1/content.xml><?xml version="1.0" encoding="utf-8"?>
<math xmlns="http://www.w3.org/1998/Math/MathML" display="block">
  <semantics>
    <mrow>
      <msub>
        <mi>x</mi>
        <mrow>
          <mi>n</mi>
          <mo stretchy="false">+</mo>
          <mn>1</mn>
        </mrow>
      </msub>
      <mo stretchy="false">=</mo>
      <mrow>
        <mi mathvariant="italic">xn</mi>
        <mo stretchy="false">−</mo>
        <mfrac>
          <mrow>
            <mi>f</mi>
            <mrow>
              <mo fence="true" stretchy="false">(</mo>
              <mrow>
                <msub>
                  <mi>x</mi>
                  <mi>n</mi>
                </msub>
              </mrow>
              <mo fence="true" stretchy="false">)</mo>
            </mrow>
          </mrow>
          <mrow>
            <mi>f</mi>
            <mi>'</mi>
            <mrow>
              <mo fence="true" stretchy="false">(</mo>
              <mrow>
                <msub>
                  <mi>x</mi>
                  <mi>n</mi>
                </msub>
              </mrow>
              <mo fence="true" stretchy="false">)</mo>
            </mrow>
          </mrow>
        </mfrac>
      </mrow>
    </mrow>
    <annotation encoding="StarMath 5.0">x_{n+1}= xn - {f(x_n)} over {f'(x_n)} </annotation>
  </semantics>
</math>
</file>

<file path=Object 2/content.xml><?xml version="1.0" encoding="utf-8"?>
<math xmlns="http://www.w3.org/1998/Math/MathML" display="block">
  <semantics>
    <mrow>
      <msup>
        <mi>x</mi>
        <mi>T</mi>
      </msup>
      <mrow>
        <mi>y</mi>
        <mo stretchy="false">=</mo>
        <mrow>
          <munderover>
            <mo stretchy="false">∑</mo>
            <mrow>
              <mi>d</mi>
              <mo stretchy="false">=</mo>
              <mn>1</mn>
            </mrow>
            <mi>D</mi>
          </munderover>
          <msubsup>
            <mi>x</mi>
            <mi>d</mi>
            <mn>2</mn>
          </msubsup>
        </mrow>
      </mrow>
    </mrow>
    <annotation encoding="StarMath 5.0">x^{ T }y = sum from{d = 1} to{D} x_d^2</annotation>
  </semantics>
</math>
</file>

<file path=Object 3/content.xml><?xml version="1.0" encoding="utf-8"?>
<math xmlns="http://www.w3.org/1998/Math/MathML" display="block">
  <semantics>
    <mrow>
      <mrow>
        <mo fence="true" stretchy="false">‖</mo>
        <mrow>
          <mi>x</mi>
        </mrow>
        <mo fence="true" stretchy="false">‖</mo>
      </mrow>
      <mo stretchy="false">=</mo>
      <msqrt>
        <mrow>
          <munderover>
            <mo stretchy="false">∑</mo>
            <mrow>
              <mi>d</mi>
              <mo stretchy="false">=</mo>
              <mn>1</mn>
            </mrow>
            <mi>D</mi>
          </munderover>
          <msubsup>
            <mi>x</mi>
            <mi>d</mi>
            <mn>2</mn>
          </msubsup>
        </mrow>
      </msqrt>
    </mrow>
    <annotation encoding="StarMath 5.0">ldline x rdline = sqrt{ sum from {d = 1} to {D} x_d^2 }</annotation>
  </semantics>
</math>
</file>

<file path=Object 4/content.xml><?xml version="1.0" encoding="utf-8"?>
<math xmlns="http://www.w3.org/1998/Math/MathML" display="block">
  <semantics>
    <mrow>
      <mtext>cosine_similarity</mtext>
      <mrow>
        <mrow>
          <mo fence="true" stretchy="false">(</mo>
          <mrow>
            <mrow>
              <mi>x</mi>
              <mi>,</mi>
              <mi>y</mi>
            </mrow>
          </mrow>
          <mo fence="true" stretchy="false">)</mo>
        </mrow>
        <mo stretchy="false">=</mo>
        <mfrac>
          <mrow>
            <msup>
              <mi>x</mi>
              <mi>T</mi>
            </msup>
            <mi>y</mi>
          </mrow>
          <mrow>
            <mrow>
              <mo fence="true" stretchy="false">‖</mo>
              <mrow>
                <mi>x</mi>
              </mrow>
              <mo fence="true" stretchy="false">‖</mo>
            </mrow>
            <mrow>
              <mo fence="true" stretchy="false">‖</mo>
              <mrow>
                <mi>y</mi>
              </mrow>
              <mo fence="true" stretchy="false">‖</mo>
            </mrow>
          </mrow>
        </mfrac>
      </mrow>
    </mrow>
    <annotation encoding="StarMath 5.0">"cosine_similarity"( x,y ) = { x^T y } over { ldline x rdline ldline y rdline }</annotation>
  </semantics>
</math>
</file>

<file path=Object 5/content.xml><?xml version="1.0" encoding="utf-8"?>
<math xmlns="http://www.w3.org/1998/Math/MathML" display="block">
  <semantics>
    <mrow>
      <mtext>angular_distance</mtext>
      <mrow>
        <mrow>
          <mo fence="true" stretchy="false">(</mo>
          <mrow>
            <mrow>
              <mi>x</mi>
              <mi>,</mi>
              <mi>y</mi>
            </mrow>
          </mrow>
          <mo fence="true" stretchy="false">)</mo>
        </mrow>
        <mo stretchy="false">=</mo>
        <mfrac>
          <mrow>
            <mi>arccos</mi>
            <mrow>
              <mo fence="true" stretchy="false">(</mo>
              <mrow>
                <mrow>
                  <mtext>cosine_similarity</mtext>
                  <mrow>
                    <mo fence="true" stretchy="false">(</mo>
                    <mrow>
                      <mrow>
                        <mi>x</mi>
                        <mi>,</mi>
                        <mi>y</mi>
                      </mrow>
                    </mrow>
                    <mo fence="true" stretchy="false">)</mo>
                  </mrow>
                </mrow>
              </mrow>
              <mo fence="true" stretchy="false">)</mo>
            </mrow>
          </mrow>
          <mi>π</mi>
        </mfrac>
      </mrow>
    </mrow>
    <annotation encoding="StarMath 5.0">"angular_distance"( x, y ) = { arccos ( "cosine_similarity" ( x, y ) ) } over { %pi }</annotation>
  </semantics>
</math>
</file>

<file path=Object 6/content.xml><?xml version="1.0" encoding="utf-8"?>
<math xmlns="http://www.w3.org/1998/Math/MathML" display="block">
  <semantics>
    <mrow>
      <mo fence="true" stretchy="false">(</mo>
      <mrow>
        <mrow>
          <mrow>
            <mi>A</mi>
            <mo stretchy="false">∧</mo>
            <mi>B</mi>
            <mo stretchy="false">∧</mo>
            <mi>C</mi>
          </mrow>
          <mo stretchy="false">⇒</mo>
          <mi>D</mi>
        </mrow>
      </mrow>
      <mo fence="true" stretchy="false">)</mo>
    </mrow>
    <annotation encoding="StarMath 5.0">( A and B and C drarrow  D  )</annotation>
  </semantics>
</math>
</file>